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officeooo:rsid="00179d47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7.078cm" fo:min-width="2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931cm" fo:min-width="6.2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1.674cm" fo:min-width="5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8.602cm" fo:min-width="4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1.674cm" fo:min-width="4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textarea-horizontal-align="justify" draw:textarea-vertical-align="middle" draw:auto-grow-height="false" fo:min-height="1.704cm" fo:min-width="6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1.836cm" fo:min-width="6.2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148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0.176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134cm" fo:min-width="4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18cm" fo:min-width="4.3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0.351cm" fo:min-width="5.2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.351cm" fo:min-width="4.6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148cm" fo:min-width="3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0.176cm" fo:min-width="3.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000000" draw:textarea-horizontal-align="justify" draw:textarea-vertical-align="middle" draw:auto-grow-height="false" fo:min-height="0.312cm" fo:min-width="2.3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svg:stroke-color="#000000" draw:fill-color="#000000" draw:textarea-horizontal-align="justify" draw:textarea-vertical-align="middle" draw:auto-grow-height="false" fo:min-height="0.312cm" fo:min-width="3.1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000000" draw:fill-color="#000000" draw:textarea-horizontal-align="justify" draw:textarea-vertical-align="middle" draw:auto-grow-height="false" fo:min-height="0.122cm" fo:min-width="1.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3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svg:stroke-color="#000000" draw:fill="none" draw:textarea-horizontal-align="justify" draw:textarea-vertical-align="middle" draw:auto-grow-height="false" fo:min-height="1.769cm" fo:min-width="3.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fill="none" draw:textarea-horizontal-align="justify" draw:textarea-vertical-align="middle" draw:auto-grow-height="false" fo:min-height="1.674cm" fo:min-width="3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fill="none" draw:textarea-horizontal-align="justify" draw:textarea-vertical-align="middle" draw:auto-grow-height="false" fo:min-height="1.674cm" fo:min-width="3.3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fill-color="#ffffff" draw:textarea-horizontal-align="justify" draw:textarea-vertical-align="middle" draw:auto-grow-height="false" fo:min-height="0.531cm" fo:min-width="2.265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形状1" draw:style-name="gr1" draw:text-style-name="P2" svg:width="2.705cm" svg:height="17.079cm" svg:x="-1.319cm" svg:y="1.644cm"><text:p text:style-name="P1">主程序</text:p><draw:enhanced-geometry svg:viewBox="0 0 21600 21600" draw:type="rectangle" draw:enhanced-path="M 0 0 L 21600 0 21600 21600 0 21600 0 0 Z N"/></draw:custom-shape><draw:custom-shape text:anchor-type="paragraph" draw:z-index="1" draw:name="形状2" draw:style-name="gr2" draw:text-style-name="P3" svg:width="6.234cm" svg:height="1.932cm" svg:x="6.145cm" svg:y="1.704cm"><text:p text:style-name="P1">显示菜品信息</text:p><draw:enhanced-geometry svg:viewBox="0 0 21600 21600" draw:type="rectangle" draw:enhanced-path="M 0 0 L 21600 0 21600 21600 0 21600 0 0 Z N"/></draw:custom-shape><draw:custom-shape text:anchor-type="paragraph" draw:z-index="5" draw:name="形状2" draw:style-name="gr6" draw:text-style-name="P3" svg:width="6.144cm" svg:height="1.705cm" svg:x="4.972cm" svg:y="17.24cm"><text:p text:style-name="P1">打印结算汇总信息</text:p><draw:enhanced-geometry svg:viewBox="0 0 21600 21600" draw:type="rectangle" draw:enhanced-path="M 0 0 L 21600 0 21600 21600 0 21600 0 0 Z N"/></draw:custom-shape><draw:custom-shape text:anchor-type="paragraph" draw:z-index="6" draw:name="形状2" draw:style-name="gr7" draw:text-style-name="P3" svg:width="6.234cm" svg:height="1.837cm" svg:x="6.44cm" svg:y="5.209cm"><text:p text:style-name="P1">显示信息</text:p><draw:enhanced-geometry svg:viewBox="0 0 21600 21600" draw:type="rectangle" draw:enhanced-path="M 0 0 L 21600 0 21600 21600 0 21600 0 0 Z N"/></draw:custom-shape><draw:custom-shape text:anchor-type="paragraph" draw:z-index="7" draw:name="形状3" draw:style-name="gr8" draw:text-style-name="P2" svg:width="3.176cm" svg:height="0.294cm" svg:x="1.385cm" svg:y="9.92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形状4" draw:style-name="gr9" draw:text-style-name="P4" svg:width="3.176cm" svg:height="0.354cm" svg:x="1.385cm" svg:y="13.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形状3" draw:style-name="gr10" draw:text-style-name="P2" svg:width="4.762cm" svg:height="0.267cm" svg:x="1.385cm" svg:y="2.16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形状3" draw:style-name="gr11" draw:text-style-name="P2" svg:width="5.028cm" svg:height="0.359cm" svg:x="1.385cm" svg:y="5.4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形状4" draw:style-name="gr12" draw:text-style-name="P4" svg:width="5.202cm" svg:height="0.352cm" svg:x="1.238cm" svg:y="6.451cm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形状4" draw:style-name="gr13" draw:text-style-name="P4" svg:width="4.679cm" svg:height="0.352cm" svg:x="1.468cm" svg:y="2.902cm"><text:p/><draw:enhanced-geometry svg:viewBox="0 0 21600 21600" draw:mirror-vertical="tru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形状3" draw:style-name="gr14" draw:text-style-name="P2" svg:width="3.589cm" svg:height="0.294cm" svg:x="1.385cm" svg:y="17.53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形状4" draw:style-name="gr15" draw:text-style-name="P4" svg:width="3.589cm" svg:height="0.354cm" svg:x="1.385cm" svg:y="18.21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9" draw:name="形状5" draw:style-name="gr16" draw:text-style-name="P5" svg:width="3.645cm" svg:height="0.53cm" svg:x="1.737cm" svg:y="4.953cm"><draw:text-box><text:p>loadPromotions</text:p></draw:text-box></draw:frame><draw:frame text:anchor-type="paragraph" draw:z-index="20" draw:name="形状5" draw:style-name="gr16" draw:text-style-name="P5" svg:width="3.645cm" svg:height="0.53cm" svg:x="2.297cm" svg:y="6.951cm"><draw:text-box><text:p>loadPromotions</text:p></draw:text-box></draw:frame><draw:frame text:anchor-type="paragraph" draw:z-index="21" draw:name="形状6" draw:style-name="gr17" draw:text-style-name="P5" svg:width="3.823cm" svg:height="0.724cm" svg:x="1.737cm" svg:y="1.706cm"><draw:text-box><text:p>loadAllItems</text:p></draw:text-box></draw:frame><draw:frame text:anchor-type="paragraph" draw:z-index="22" draw:name="形状6" draw:style-name="gr17" draw:text-style-name="P5" svg:width="3.823cm" svg:height="0.724cm" svg:x="1.944cm" svg:y="3.441cm"><draw:text-box><text:p>loadAllItems</text:p></draw:text-box></draw:frame><draw:frame text:anchor-type="paragraph" draw:z-index="23" draw:name="形状6" draw:style-name="gr17" draw:text-style-name="P5" svg:width="3.823cm" svg:height="0.724cm" svg:x="1.561cm" svg:y="9.2cm"><draw:text-box><text:p>菜品id和数量</text:p></draw:text-box></draw:frame><draw:frame text:anchor-type="paragraph" draw:z-index="24" draw:name="形状6" draw:style-name="gr17" draw:text-style-name="P5" svg:width="3.823cm" svg:height="0.724cm" svg:x="1.589cm" svg:y="12.377cm"><draw:text-box><text:p>结算汇总（String)</text:p></draw:text-box></draw:frame><draw:frame text:anchor-type="paragraph" draw:z-index="29" draw:name="形状6" draw:style-name="gr17" draw:text-style-name="P5" svg:width="3.823cm" svg:height="0.724cm" svg:x="1.647cm" svg:y="16.517cm"><draw:text-box><text:p>结算汇总（String)</text:p></draw:text-box></draw:frame><draw:frame text:anchor-type="paragraph" draw:z-index="30" draw:name="形状6" draw:style-name="gr17" draw:text-style-name="P5" svg:width="3.823cm" svg:height="0.724cm" svg:x="1.353cm" svg:y="18.944cm"><draw:text-box><text:p>结算汇总（String)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" draw:name="形状2" draw:style-name="gr4" draw:text-style-name="P3" svg:width="4.029cm" svg:height="8.603cm" svg:x="4.56cm" svg:y="0.203cm"><text:p text:style-name="P1">bestCharge</text:p><draw:enhanced-geometry svg:viewBox="0 0 21600 21600" draw:type="rectangle" draw:enhanced-path="M 0 0 L 21600 0 21600 21600 0 21600 0 0 Z N"/></draw:custom-shape><draw:custom-shape text:anchor-type="paragraph" draw:z-index="40" draw:name="形状2" draw:style-name="gr5" draw:text-style-name="P3" svg:width="4.883cm" svg:height="1.675cm" svg:x="11.703cm" svg:y="0.28cm"><text:p text:style-name="P1">根据菜品id获取菜品的</text:p><text:p text:style-name="P1">名称和数量</text:p><draw:enhanced-geometry svg:viewBox="0 0 21600 21600" draw:type="rectangle" draw:enhanced-path="M 0 0 L 21600 0 21600 21600 0 21600 0 0 Z N"/></draw:custom-shape><draw:custom-shape text:anchor-type="paragraph" draw:z-index="41" draw:name="形状3" draw:style-name="gr8" draw:text-style-name="P2" svg:width="3.176cm" svg:height="0.294cm" svg:x="8.588cm" svg:y="0.4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3" draw:name="形状10" draw:style-name="gr26" draw:text-style-name="P5" svg:width="2.744cm" svg:height="0.551cm" svg:x="8.788cm" svg:y="0.026cm"><draw:text-box><text:p>菜品id 和数量</text:p></draw:text-box></draw:frame></text:p>
      <text:p text:style-name="Standard"><draw:custom-shape text:anchor-type="paragraph" draw:z-index="42" draw:name="形状4" draw:style-name="gr9" draw:text-style-name="P4" svg:width="3.176cm" svg:height="0.354cm" svg:x="8.528cm" svg:y="0.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44" draw:name="形状10" draw:style-name="gr26" draw:text-style-name="P5" svg:width="2.744cm" svg:height="1.1cm" svg:x="8.961cm" svg:y="0.072cm"><draw:text-box><text:p>菜品id ,数量,名称，价格</text:p></draw:text-box></draw:frame></text:p>
      <text:p text:style-name="Standard"/>
      <text:p text:style-name="Standard"/>
      <text:p text:style-name="Standard"><draw:custom-shape text:anchor-type="paragraph" draw:z-index="4" draw:name="形状2" draw:style-name="gr5" draw:text-style-name="P3" svg:width="4.883cm" svg:height="1.675cm" svg:x="11.703cm" svg:y="0.455cm"><text:p text:style-name="P1">优惠一（满30减6)</text:p><draw:enhanced-geometry svg:viewBox="0 0 21600 21600" draw:type="rectangle" draw:enhanced-path="M 0 0 L 21600 0 21600 21600 0 21600 0 0 Z N"/></draw:custom-shape><draw:frame text:anchor-type="paragraph" draw:z-index="25" draw:name="形状6" draw:style-name="gr18" draw:text-style-name="P5" svg:width="3.823cm" svg:height="1.1cm" svg:x="8.673cm" svg:y="0.03cm"><draw:text-box><text:p>没有优惠的菜品</text:p><text:p>总价格</text:p></draw:text-box></draw:frame></text:p>
      <text:p text:style-name="Standard"><draw:custom-shape text:anchor-type="paragraph" draw:z-index="13" draw:name="形状3" draw:style-name="gr8" draw:text-style-name="P2" svg:width="3.176cm" svg:height="0.294cm" svg:x="8.673cm" svg:y="0.3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26" draw:name="形状6" draw:style-name="gr19" draw:text-style-name="P5" svg:width="4.409cm" svg:height="0.676cm" svg:x="8.617cm" svg:y="0.436cm"><draw:text-box><text:p>优惠后的菜品的总价格</text:p></draw:text-box></draw:frame><draw:custom-shape text:anchor-type="paragraph" draw:z-index="14" draw:name="形状4" draw:style-name="gr9" draw:text-style-name="P4" svg:width="3.176cm" svg:height="0.354cm" svg:x="8.588cm" svg:y="0.08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/>
      <text:p text:style-name="Standard"><draw:frame text:anchor-type="paragraph" draw:z-index="27" draw:name="形状6" draw:style-name="gr20" draw:text-style-name="P5" svg:width="3.823cm" svg:height="1.648cm" svg:x="8.617cm" svg:y="0.272cm"><draw:text-box><text:p>1、loadPromotions</text:p><text:p>2、菜品id,数量[Array]</text:p></draw:text-box></draw:frame></text:p>
      <text:p text:style-name="Standard"/>
      <text:p text:style-name="Standard"/>
      <text:p text:style-name="Standard"><draw:custom-shape text:anchor-type="paragraph" draw:z-index="15" draw:name="形状3" draw:style-name="gr8" draw:text-style-name="P2" svg:width="3.176cm" svg:height="0.294cm" svg:x="8.617cm" svg:y="0.45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形状2" draw:style-name="gr3" draw:text-style-name="P3" svg:width="5.118cm" svg:height="1.675cm" svg:x="11.792cm" svg:y="0.062cm"><text:p text:style-name="P1">优惠二（指定商品半价)</text:p><draw:enhanced-geometry svg:viewBox="0 0 21600 21600" draw:type="rectangle" draw:enhanced-path="M 0 0 L 21600 0 21600 21600 0 21600 0 0 Z N"/></draw:custom-shape></text:p>
      <text:p text:style-name="Standard"/>
      <text:p text:style-name="Standard"><draw:custom-shape text:anchor-type="paragraph" draw:z-index="16" draw:name="形状4" draw:style-name="gr9" draw:text-style-name="P4" svg:width="3.176cm" svg:height="0.354cm" svg:x="8.588cm" svg:y="0.26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28" draw:name="形状6" draw:style-name="gr21" draw:text-style-name="P5" svg:width="4.409cm" svg:height="0.692cm" svg:x="8.733cm" svg:y="0.275cm"><draw:text-box><text:p>优惠后的菜品的总价格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9" draw:name="形状11" draw:style-name="gr30" draw:text-style-name="P8" svg:width="2.264cm" svg:height="0.53cm" svg:x="1.113cm" svg:y="0.545cm"><text:p text:style-name="P1">10min</text:p><draw:enhanced-geometry svg:viewBox="0 0 21600 21600" draw:glue-points="10800 0 0 10800 10800 21600 21600 10800 ?f40 ?f41" draw:text-areas="0 0 21600 21600" draw:type="rectangular-callout" draw:modifiers="2708.41121495327 43702.3255813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1">bestCharge</text:span>管道图</text:p>
      <text:p text:style-name="Standard"><draw:custom-shape text:anchor-type="paragraph" draw:z-index="31" draw:name="形状7" draw:style-name="gr22" draw:text-style-name="P6" svg:width="2.359cm" svg:height="0.313cm" svg:x="4.457cm" svg:y="1.208cm"><text:p/><draw:enhanced-geometry svg:viewBox="0 0 21600 21600" draw:type="rectangle" draw:enhanced-path="M 0 0 L 21600 0 21600 21600 0 21600 0 0 Z N"/></draw:custom-shape><draw:custom-shape text:anchor-type="paragraph" draw:z-index="32" draw:name="形状7" draw:style-name="gr23" draw:text-style-name="P6" svg:width="3.103cm" svg:height="0.313cm" svg:x="7.899cm" svg:y="1.208cm"><text:p/><draw:enhanced-geometry svg:viewBox="0 0 21600 21600" draw:type="rectangle" draw:enhanced-path="M 0 0 L 21600 0 21600 21600 0 21600 0 0 Z N"/></draw:custom-shape><draw:line text:anchor-type="paragraph" draw:z-index="33" draw:name="形状8" draw:style-name="gr24" draw:text-style-name="P7" svg:x1="3.254cm" svg:y1="1.378cm" svg:x2="4.457cm" svg:y2="1.378cm"><text:p/></draw:line><draw:line text:anchor-type="paragraph" draw:z-index="34" draw:name="形状8" draw:style-name="gr24" draw:text-style-name="P7" svg:x1="6.359cm" svg:y1="1.403cm" svg:x2="7.899cm" svg:y2="1.378cm"><text:p/></draw:line><draw:line text:anchor-type="paragraph" draw:z-index="35" draw:name="形状8" draw:style-name="gr24" draw:text-style-name="P7" svg:x1="11.001cm" svg:y1="1.376cm" svg:x2="12.204cm" svg:y2="1.376cm"><text:p/></draw:line><draw:custom-shape text:anchor-type="paragraph" draw:z-index="36" draw:name="形状7" draw:style-name="gr23" draw:text-style-name="P6" svg:width="3.103cm" svg:height="0.313cm" svg:x="12.204cm" svg:y="1.231cm"><text:p/><draw:enhanced-geometry svg:viewBox="0 0 21600 21600" draw:type="rectangle" draw:enhanced-path="M 0 0 L 21600 0 21600 21600 0 21600 0 0 Z N"/></draw:custom-shape><draw:custom-shape text:anchor-type="paragraph" draw:z-index="37" draw:name="形状9" draw:style-name="gr25" draw:text-style-name="P6" svg:width="1.828cm" svg:height="0.242cm" svg:x="15.307cm" svg:y="1.2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8" draw:name="形状7" draw:style-name="gr22" draw:text-style-name="P6" svg:width="2.359cm" svg:height="0.313cm" svg:x="0.968cm" svg:y="1.208cm"><text:p/><draw:enhanced-geometry svg:viewBox="0 0 21600 21600" draw:type="rectangle" draw:enhanced-path="M 0 0 L 21600 0 21600 21600 0 21600 0 0 Z N"/></draw:custom-shape><draw:line text:anchor-type="paragraph" draw:z-index="39" draw:name="形状8" draw:style-name="gr24" draw:text-style-name="P7" svg:x1="-0.235cm" svg:y1="1.378cm" svg:x2="0.968cm" svg:y2="1.378cm"><text:p/></draw:line><draw:custom-shape text:anchor-type="paragraph" draw:z-index="45" draw:name="形状2" draw:style-name="gr27" draw:text-style-name="P3" svg:width="3.121cm" svg:height="1.77cm" svg:x="0.496cm" svg:y="2.133cm"><text:p text:style-name="P1">根据菜品id获取</text:p><text:p text:style-name="P1">菜品的名称和数量</text:p><draw:enhanced-geometry svg:viewBox="0 0 21600 21600" draw:type="rectangle" draw:enhanced-path="M 0 0 L 21600 0 21600 21600 0 21600 0 0 Z N"/></draw:custom-shape><draw:custom-shape text:anchor-type="paragraph" draw:z-index="46" draw:name="形状2" draw:style-name="gr28" draw:text-style-name="P3" svg:width="3.292cm" svg:height="1.675cm" svg:x="4.078cm" svg:y="2.223cm"><text:p text:style-name="P1">优惠一</text:p><text:p text:style-name="P1">（满30减6)</text:p><draw:enhanced-geometry svg:viewBox="0 0 21600 21600" draw:type="rectangle" draw:enhanced-path="M 0 0 L 21600 0 21600 21600 0 21600 0 0 Z N"/></draw:custom-shape><draw:custom-shape text:anchor-type="paragraph" draw:z-index="47" draw:name="形状2" draw:style-name="gr29" draw:text-style-name="P3" svg:width="3.372cm" svg:height="1.675cm" svg:x="7.87cm" svg:y="2.275cm"><text:p text:style-name="P1">优惠二</text:p><text:p text:style-name="P1">（指定商品半价)</text:p><draw:enhanced-geometry svg:viewBox="0 0 21600 21600" draw:type="rectangle" draw:enhanced-path="M 0 0 L 21600 0 21600 21600 0 21600 0 0 Z N"/></draw:custom-shape><draw:custom-shape text:anchor-type="paragraph" draw:z-index="48" draw:name="形状2" draw:style-name="gr29" draw:text-style-name="P3" svg:width="3.372cm" svg:height="1.675cm" svg:x="12.056cm" svg:y="2.323cm"><text:p text:style-name="P1">结算汇总</text:p><draw:enhanced-geometry svg:viewBox="0 0 21600 21600" draw:type="rectangle" draw:enhanced-path="M 0 0 L 21600 0 21600 21600 0 21600 0 0 Z N"/></draw:custom-shape><draw:custom-shape text:anchor-type="paragraph" draw:z-index="50" draw:name="形状11" draw:style-name="gr30" draw:text-style-name="P8" svg:width="2.264cm" svg:height="0.53cm" svg:x="4.288cm" svg:y="0.092cm"><text:p text:style-name="P1">5min</text:p><draw:enhanced-geometry svg:viewBox="0 0 21600 21600" draw:glue-points="10800 0 0 10800 10800 21600 21600 10800 ?f40 ?f41" draw:text-areas="0 0 21600 21600" draw:type="rectangular-callout" draw:modifiers="2708.41121495327 43702.3255813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1" draw:name="形状11" draw:style-name="gr30" draw:text-style-name="P8" svg:width="2.264cm" svg:height="0.53cm" svg:x="7.728cm" svg:y="0.016cm"><text:p text:style-name="P1">10min</text:p><draw:enhanced-geometry svg:viewBox="0 0 21600 21600" draw:glue-points="10800 0 0 10800 10800 21600 21600 10800 ?f40 ?f41" draw:text-areas="0 0 21600 21600" draw:type="rectangular-callout" draw:modifiers="2708.41121495327 43702.3255813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2" draw:name="形状11" draw:style-name="gr30" draw:text-style-name="P8" svg:width="2.264cm" svg:height="0.53cm" svg:x="12.875cm" svg:y="0.039cm"><text:p text:style-name="P1">20min</text:p><draw:enhanced-geometry svg:viewBox="0 0 21600 21600" draw:glue-points="10800 0 0 10800 10800 21600 21600 10800 ?f40 ?f41" draw:text-areas="0 0 21600 21600" draw:type="rectangular-callout" draw:modifiers="2708.41121495327 43702.32558139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27:41.832801231</meta:creation-date>
    <dc:date>2018-04-06T12:55:08.122608235</dc:date>
    <meta:editing-duration>PT36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4" meta:character-count="13" meta:non-whitespace-character-count="13"/>
  </office:meta>
</office:document-meta>
</file>